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dalus" svg:font-family="Andalus" style:font-adornments="Regular" style:font-family-generic="roman" style:font-pitch="variable"/>
    <style:font-face style:name="Times New Roman" svg:font-family="'Times New Roman'" style:font-family-generic="roman"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cd9f"/>
    </style:style>
    <style:style style:name="P2" style:family="paragraph" style:parent-style-name="Standard">
      <style:text-properties officeooo:paragraph-rsid="0014a55e"/>
    </style:style>
    <style:style style:name="P3" style:family="paragraph" style:parent-style-name="Standard">
      <style:text-properties officeooo:paragraph-rsid="0015f37f"/>
    </style:style>
    <style:style style:name="P4" style:family="paragraph" style:parent-style-name="Standard">
      <style:text-properties officeooo:paragraph-rsid="001786d7"/>
    </style:style>
    <style:style style:name="P5" style:family="paragraph" style:parent-style-name="Standard">
      <style:text-properties officeooo:paragraph-rsid="0017acd8"/>
    </style:style>
    <style:style style:name="P6" style:family="paragraph" style:parent-style-name="Standard">
      <style:text-properties officeooo:rsid="0013cd9f" officeooo:paragraph-rsid="0013cd9f"/>
    </style:style>
    <style:style style:name="P7" style:family="paragraph" style:parent-style-name="Standard">
      <style:text-properties officeooo:rsid="0013cd9f" officeooo:paragraph-rsid="0015f37f"/>
    </style:style>
    <style:style style:name="P8" style:family="paragraph" style:parent-style-name="Standard">
      <style:text-properties officeooo:rsid="0013cd9f" officeooo:paragraph-rsid="001786d7"/>
    </style:style>
    <style:style style:name="P9" style:family="paragraph" style:parent-style-name="Standard">
      <style:text-properties officeooo:rsid="0013cd9f" officeooo:paragraph-rsid="0017acd8"/>
    </style:style>
    <style:style style:name="P10" style:family="paragraph" style:parent-style-name="Standard">
      <style:text-properties officeooo:rsid="001786d7" officeooo:paragraph-rsid="001786d7"/>
    </style:style>
    <style:style style:name="P11" style:family="paragraph" style:parent-style-name="Standard">
      <style:text-properties officeooo:rsid="0015f37f" officeooo:paragraph-rsid="0015f37f"/>
    </style:style>
    <style:style style:name="P12" style:family="paragraph" style:parent-style-name="Standard">
      <style:text-properties officeooo:rsid="0017acd8" officeooo:paragraph-rsid="0017acd8"/>
    </style:style>
    <style:style style:name="P13" style:family="paragraph" style:parent-style-name="Standard">
      <style:text-properties officeooo:rsid="0017acd8" officeooo:paragraph-rsid="001c684b"/>
    </style:style>
    <style:style style:name="P14" style:family="paragraph" style:parent-style-name="Heading_20_2">
      <style:text-properties officeooo:rsid="0013cd9f"/>
    </style:style>
    <style:style style:name="P15" style:family="paragraph" style:parent-style-name="Heading_20_1">
      <style:text-properties officeooo:rsid="0013cd9f"/>
    </style:style>
    <style:style style:name="P16" style:family="paragraph" style:parent-style-name="Heading_20_5">
      <style:text-properties officeooo:rsid="0013cd9f"/>
    </style:style>
    <style:style style:name="P17" style:family="paragraph" style:parent-style-name="Heading_20_5">
      <style:text-properties officeooo:paragraph-rsid="001786d7"/>
    </style:style>
    <style:style style:name="T1" style:family="text">
      <style:text-properties officeooo:rsid="0013cd9f"/>
    </style:style>
    <style:style style:name="T2" style:family="text">
      <style:text-properties officeooo:rsid="0014a55e"/>
    </style:style>
    <style:style style:name="T3" style:family="text">
      <style:text-properties officeooo:rsid="0015f37f"/>
    </style:style>
    <style:style style:name="T4" style:family="text">
      <style:text-properties officeooo:rsid="00162b5c"/>
    </style:style>
    <style:style style:name="T5" style:family="text">
      <style:text-properties officeooo:rsid="001786d7"/>
    </style:style>
    <style:style style:name="T6" style:family="text">
      <style:text-properties officeooo:rsid="0017acd8"/>
    </style:style>
    <style:style style:name="T7" style:family="text">
      <style:text-properties officeooo:rsid="00187896"/>
    </style:style>
    <style:style style:name="T8" style:family="text">
      <style:text-properties officeooo:rsid="001a42ee"/>
    </style:style>
    <style:style style:name="T9" style:family="text">
      <style:text-properties officeooo:rsid="001c684b"/>
    </style:style>
    <style:style style:name="T10" style:family="text">
      <style:text-properties officeooo:rsid="001e74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roject Proposal – CoffeeNow</text:h>
      <text:p text:style-name="P1"/>
      <text:h text:style-name="P14" text:outline-level="2">Team Members:</text:h>
      <text:p text:style-name="P6">Crystal Chan – Visual Coordinator</text:p>
      <text:p text:style-name="P6">Thomas H. Maloney – User Expert</text:p>
      <text:p text:style-name="P6">Justin Ortowski – Leader</text:p>
      <text:p text:style-name="P6">Eric Rouse – Writer/Communications</text:p>
      <text:p text:style-name="P6"/>
      <text:h text:style-name="P14" text:outline-level="2">Project Description:</text:h>
      <text:p text:style-name="P1"><text:span text:style-name="T1">When faced with the challenge of ordering </text:span><text:span text:style-name="T2">a</text:span><text:span text:style-name="T1"> beverage from a </text:span><text:span text:style-name="T2">coffee shop, consumers </text:span><text:span text:style-name="T8">must complete</text:span><text:span text:style-name="T2"> a predefined and somewhat arbitrary number of steps. The exact steps depend on granularity of analysis.</text:span></text:p>
      <text:h text:style-name="Heading_20_5" text:outline-level="5"><text:span text:style-name="T2">Generally, s</text:span><text:span text:style-name="T1">teps involved include:</text:span></text:h>
      <text:p text:style-name="P2"><text:span text:style-name="T1">Step 1: </text:span><text:span text:style-name="T2">Going to a coffee shop.</text:span></text:p>
      <text:p text:style-name="P2"><text:span text:style-name="T2">Step 2: </text:span><text:span text:style-name="T1">Waiting in line.</text:span></text:p>
      <text:p text:style-name="P1"><text:span text:style-name="T1">Step </text:span><text:span text:style-name="T2">3</text:span><text:span text:style-name="T1">: Figuring out your order (Often this happens while others are waiting </text:span><text:span text:style-name="T8">behind</text:span><text:span text:style-name="T1"> you).</text:span></text:p>
      <text:p text:style-name="P1"><text:span text:style-name="T1">Step </text:span><text:span text:style-name="T2">4</text:span><text:span text:style-name="T1">: Placing your order (Must communicate verbally, creating an opportunity for </text:span><text:span text:style-name="T2">errors</text:span><text:span text:style-name="T1">).</text:span></text:p>
      <text:p text:style-name="P1"><text:span text:style-name="T1">Step </text:span><text:span text:style-name="T2">5</text:span><text:span text:style-name="T1">: Waiting for your order to be completed.</text:span></text:p>
      <text:p text:style-name="P1"><text:span text:style-name="T1">Step </text:span><text:span text:style-name="T2">6</text:span><text:span text:style-name="T1">: </text:span><text:span text:style-name="T6">Verifying and a</text:span><text:span text:style-name="T1">djusting the beverage</text:span><text:span text:style-name="T8">'</text:span><text:span text:style-name="T1">s sweetness, adding cream, etc.</text:span></text:p>
      <text:p text:style-name="P6"/>
      <text:p text:style-name="P3"><text:span text:style-name="T3">The current system is fraught with frustrations and usability problems.</text:span><text:span text:style-name="T1"> Obviously the </text:span><text:span text:style-name="T3">main</text:span><text:span text:style-name="T1"> problem is the time waste</text:span><text:span text:style-name="T3">d</text:span><text:span text:style-name="T1"> waiting in line. </text:span><text:span text:style-name="T3">Eliminating this step alone is a huge usability win.</text:span><text:span text:style-name="T1"> </text:span><text:span text:style-name="T3">Queueing in such a manner</text:span><text:span text:style-name="T1"> hinder</text:span><text:span text:style-name="T6">s</text:span><text:span text:style-name="T1"> the consumer (user) from completing their task (placing an order).</text:span></text:p>
      <text:p text:style-name="P7"/>
      <text:p text:style-name="P3"><text:span text:style-name="T3">Next,</text:span><text:span text:style-name="T1"> the </text:span><text:span text:style-name="T3">user</text:span><text:span text:style-name="T1"> is required to decide what they want. Often this is </text:span><text:span text:style-name="T3">done in haste because of</text:span><text:span text:style-name="T1"> the impatience of t</text:span><text:span text:style-name="T3">he rest of line, not to mention the barista</text:span><text:span text:style-name="T1">. This </text:span><text:span text:style-name="T3">has potential to </text:span><text:span text:style-name="T1">make the </text:span><text:span text:style-name="T3">user</text:span><text:span text:style-name="T1"> experience stressful. </text:span><text:span text:style-name="T3">A user is forced to choose a drink quickly, not considering all the </text:span><text:span text:style-name="T7">potential benefits</text:span><text:span text:style-name="T3"> of each drink.</text:span></text:p>
      <text:p text:style-name="P7"/>
      <text:p text:style-name="P3"><text:span text:style-name="T3">Another area of user frictio</text:span><text:span text:style-name="T7">n</text:span><text:span text:style-name="T3"> is that the user must place the order verbally.</text:span><text:span text:style-name="T1"> </text:span><text:span text:style-name="T3">At first glance this seems like a minimal problem. H</text:span><text:span text:style-name="T1">owever, things are often “lost in translation” </text:span><text:span text:style-name="T3">in verbal transactions. Add </text:span><text:span text:style-name="T1">in haste </text:span><text:span text:style-name="T3">and</text:span><text:span text:style-name="T1"> it creates a </text:span><text:span text:style-name="T7">definite</text:span><text:span text:style-name="T1"> potential for mistakes. </text:span></text:p>
      <text:p text:style-name="P7"/>
      <text:p text:style-name="P3"><text:soft-page-break/><text:span text:style-name="T3">Finally, the user is forced to wait for the order to be made. This adds to the overall time spent in acquiring the desired drink. This time could most certainly be </text:span><text:span text:style-name="T4">appropriated</text:span><text:span text:style-name="T3"> by the user to more </text:span><text:span text:style-name="T4">desirable</text:span><text:span text:style-name="T3"> tasks. </text:span><text:span text:style-name="T7">If a mistake is made, </text:span><text:span text:style-name="T1">the consumer </text:span><text:span text:style-name="T4">must</text:span><text:span text:style-name="T1"> </text:span><text:span text:style-name="T4">lodge a </text:span><text:span text:style-name="T1">complain</text:span><text:span text:style-name="T4">t </text:span><text:span text:style-name="T7">(probably after waiting in line again)</text:span><text:span text:style-name="T1"> and then wait </text:span><text:span text:style-name="T7">once more</text:span><text:span text:style-name="T1"> for the appropriate order.</text:span></text:p>
      <text:p text:style-name="P6"/>
      <text:p text:style-name="P4"><text:span text:style-name="T1">Furthermore, for the majority of coffee drinkers, this </text:span><text:span text:style-name="T4">ritual</text:span><text:span text:style-name="T1"> is </text:span><text:span text:style-name="T4">repeated </text:span><text:span text:style-name="T1">throughout the week, </text:span><text:span text:style-name="T8">sometimes more than once per day</text:span><text:span text:style-name="T1">. </text:span><text:span text:style-name="T8">Taking that into account, t</text:span><text:span text:style-name="T1">he </text:span><text:span text:style-name="T4">probability</text:span><text:span text:style-name="T1"> that a consumer experiences </text:span><text:span text:style-name="T4">one or more</text:span><text:span text:style-name="T1"> of these usability problems grows rather large.</text:span></text:p>
      <text:p text:style-name="P8"/>
      <text:p text:style-name="P4"><text:span text:style-name="T5">Hence,</text:span><text:span text:style-name="T1"> the current system </text:span><text:span text:style-name="T5">of ordering a beverage from a coffee shop is a </text:span><text:span text:style-name="T1">usability </text:span><text:span text:style-name="T5">catastrophe</text:span><text:span text:style-name="T1">.</text:span></text:p>
      <text:h text:style-name="P16" text:outline-level="5">Solution:</text:h>
      <text:p text:style-name="P3"><text:span text:style-name="T3">Fortunately this process </text:span><text:span text:style-name="T8">is </text:span><text:span text:style-name="T3">no longer necessary. </text:span></text:p>
      <text:h text:style-name="P17" text:outline-level="5"><text:span text:style-name="T5">With CoffeeNow,</text:span><text:span text:style-name="T2"> s</text:span><text:span text:style-name="T1">teps involved include:</text:span></text:h>
      <text:p text:style-name="P4"><text:span text:style-name="T1">Step 1: </text:span><text:span text:style-name="T5">Opening </text:span><text:span text:style-name="T8">the </text:span><text:span text:style-name="T5">Coffee Now </text:span><text:span text:style-name="T8">application</text:span><text:span text:style-name="T2">.</text:span></text:p>
      <text:p text:style-name="P4"><text:span text:style-name="T5">Step 2: Browsing all the options </text:span><text:span text:style-name="T8">from</text:span><text:span text:style-name="T5"> your favorite coffeehouses.</text:span></text:p>
      <text:p text:style-name="P4"><text:span text:style-name="T5">Step 3: </text:span><text:span text:style-name="T7">Placing</text:span><text:span text:style-name="T5"> an order.</text:span></text:p>
      <text:p text:style-name="P4"><text:span text:style-name="T5">Step 4: Going to </text:span><text:span text:style-name="T7">the</text:span><text:span text:style-name="T5"> coffee shop.</text:span></text:p>
      <text:p text:style-name="P10">Step 5: Grabbing your beverage.</text:p>
      <text:p text:style-name="P10">Step 6: Doing whatever you want, drink in hand.</text:p>
      <text:p text:style-name="P11"/>
      <text:p text:style-name="P4"><text:span text:style-name="T5">The CoffeeNow application </text:span><text:span text:style-name="T1">will be allev</text:span><text:span text:style-name="T5">iate</text:span><text:span text:style-name="T1"> a number of the usability problems discussed </text:span><text:span text:style-name="T5">above.</text:span><text:span text:style-name="T1"> </text:span><text:span text:style-name="T5">This</text:span><text:span text:style-name="T1"> </text:span><text:span text:style-name="T5">application</text:span><text:span text:style-name="T1"> will provide a more suitable and flexible way for consumers to order their favorite beverage</text:span><text:span text:style-name="T8">s</text:span><text:span text:style-name="T1">.</text:span></text:p>
      <text:p text:style-name="P8"/>
      <text:p text:style-name="P4"><text:span text:style-name="T5">This will be accomplished in </text:span><text:span text:style-name="T1">several key ways. First, the coffee application will </text:span><text:span text:style-name="T7">entirely</text:span><text:span text:style-name="T1"> eliminate the need for the consumer to wait in line. </text:span><text:span text:style-name="T5">This</text:span><text:span text:style-name="T1"> increas</text:span><text:span text:style-name="T5">es </text:span><text:span text:style-name="T1">the efficiency of placing orders every morning. </text:span><text:span text:style-name="T5">As mentioned before, eliminating standing in line is the biggest and, frankly, easiest usability problem to eliminate.</text:span></text:p>
      <text:p text:style-name="P10"/>
      <text:p text:style-name="P4"><text:span text:style-name="T5">Browsing all the possible drink options in a non-threatening space </text:span><text:span text:style-name="T1">is more comfortable to the user and allows </text:span><text:span text:style-name="T8">users</text:span><text:span text:style-name="T1"> to spend as much time as </text:span><text:span text:style-name="T8">needed</text:span><text:span text:style-name="T1"> to create their own unique beverage. This increases the effectiveness of the consumer’s order </text:span><text:span text:style-name="T8">and also allows</text:span><text:span text:style-name="T1"> them to create or try new drinks depending on their mood.</text:span></text:p>
      <text:p text:style-name="P8"/>
      <text:p text:style-name="P4"><text:span text:style-name="T5">Using the CoffeeNow application to place an order will send that order</text:span><text:span text:style-name="T1"> electronic</text:span><text:span text:style-name="T5">ally</text:span><text:span text:style-name="T1"> to the </text:span><text:span text:style-name="T5">c</text:span><text:span text:style-name="T1">offee </text:span><text:soft-page-break/><text:span text:style-name="T1">shop. This </text:span><text:span text:style-name="T5">eliminates </text:span><text:span text:style-name="T1">the chance of </text:span><text:span text:style-name="T5">verbal</text:span><text:span text:style-name="T1"> miscommunication between the consumer and the </text:span><text:span text:style-name="T5">c</text:span><text:span text:style-name="T1">offee shop employees.</text:span></text:p>
      <text:p text:style-name="P8"/>
      <text:p text:style-name="P4"><text:span text:style-name="T5">W</text:span><text:span text:style-name="T1">aiting for your order to be processed and completed is </text:span><text:span text:style-name="T7">also</text:span><text:span text:style-name="T1"> taken out of the process altogether. This again helps the consumer to carry out the task of placing an order (effectiveness) and allows them to get on with the rest of their day. </text:span></text:p>
      <text:p text:style-name="P6"/>
      <text:h text:style-name="P16" text:outline-level="5">Target Users</text:h>
      <text:p text:style-name="P1"><text:span text:style-name="T1">Our </text:span><text:span text:style-name="T5">primary</text:span><text:span text:style-name="T1"> target demographic will be frequent patrons of coffeehouses (i.e., people who visit coffee shops at least once a week) </text:span><text:span text:style-name="T7">and</text:span><text:span text:style-name="T1"> </text:span><text:span text:style-name="T7">who </text:span><text:span text:style-name="T1">own smartphones and regularly use apps.</text:span></text:p>
      <text:p text:style-name="P6"/>
      <text:p text:style-name="P4"><text:span text:style-name="T5">Our secondary target demographic </text:span><text:span text:style-name="T8">is</text:span><text:span text:style-name="T5"> coffee shops. This application must serve as an effective communication tool between coffee shops and consumers. </text:span><text:span text:style-name="T7">Thus, both sides must be considered. </text:span></text:p>
      <text:p text:style-name="P6"/>
      <text:h text:style-name="P16" text:outline-level="5">Potential Users</text:h>
      <text:p text:style-name="P5"><text:span text:style-name="T6">Each member of this team has access to family and f</text:span><text:span text:style-name="T10">­</text:span><text:span text:style-name="T6">riends </text:span><text:span text:style-name="T8">who</text:span><text:span text:style-name="T6"> frequent the kinds of coffeehouses we are targeting. Without exaggeration, utilizing social networks and personal relationships, we have access to well over 100 possible “user” candidates.</text:span></text:p>
      <text:p text:style-name="P12"/>
      <text:p text:style-name="P13"><text:span text:style-name="T9">While it is the goal of this team to focus on consumers, our primary target demographic, we also have definite access to a handful of our secondary demographic, coffee shop owners.</text:span></text:p>
      <text:p text:style-name="P6"/>
      <text:h text:style-name="P16" text:outline-level="5">Why we’re the best team for this project</text:h>
      <text:p text:style-name="P1"><text:span text:style-name="T1">We </text:span><text:span text:style-name="T6">are</text:span><text:span text:style-name="T1"> the best team for this project because we are frequent coffee drinkers and have experienced the frustrations of standing in line in a coffee shop only to have our order made incorrectly. <text:s/>Furthermore, having used t</text:span><text:span text:style-name="T10">­</text:span><text:span text:style-name="T1">he apps provided by </text:span><text:span text:style-name="T8">other establishments, </text:span><text:span text:style-name="T1">there is a definite opportunity for those companies to grow their business by </text:span><text:span text:style-name="T8">engaging </text:span><text:span text:style-name="T1">the service of </text:span><text:span text:style-name="T6">CoffeeNow</text:span><text:span text:style-name="T1">. <text:s/>This concept is not entirely new in the app world, as other (non-coffee) companies have designed something similar. For example, Chipotle, Subway, and most major pizza delivery companies have an app that allows the user to build their order for delivery or pickup. <text:s/>Being able to experiment with their apps will allow us to </text:span><text:span text:style-name="T6">rapidly </text:span><text:span text:style-name="T1">refine the </text:span><text:span text:style-name="T6">CoffeeNow application</text:span><text:span text:style-name="T1">.</text:span></text:p>
      <text:p text:style-name="P6"/>
      <text:p text:style-name="P12">We are a diverse group of talented and passionate individuals ready to disrupt a service model that is ripe for change.</text:p>
      <text:p text:style-name="P6"><text:soft-page-break/></text:p>
      <text:h text:style-name="P14" text:outline-level="2">“P”: predispositions</text:h>
      <text:h text:style-name="P16" text:outline-level="5">What do we know</text:h>
      <text:p text:style-name="P6">- “65% of coffee consumption takes place during breakfast hours</text:p>
      <text:p text:style-name="P6">(Facts and Statistics about Coffee Consumption in the United States, http://www.coffeemarvel.com/blog/post/2010/05/11/Facts-and-Statistics-about-Coffee-Consumption-in-the-United-States.aspx)</text:p>
      <text:p text:style-name="P6">- Consumers don’t like the wait time to be too long (i.e., more than 15 minutes).</text:p>
      <text:p text:style-name="P1"><text:span text:style-name="T1">- </text:span><text:span text:style-name="T8">Currentl</text:span><text:span text:style-name="T1">y, consumers don’t have the option to place their coffee order directly from an app.</text:span></text:p>
      <text:p text:style-name="P9">- When people make multiple coffee orders, they often need to make a list on paper or remember what they want.</text:p>
      <text:p text:style-name="P5"><text:span text:style-name="T6">- </text:span><text:span text:style-name="T1">An app that helps people keep track of multiple orders </text:span><text:span text:style-name="T8">would </text:span><text:span text:style-name="T1">make things </text:span><text:span text:style-name="T8">more effective and efficient</text:span><text:span text:style-name="T1"> for customers.</text:span></text:p>
      <text:p text:style-name="P12">- An app that remembers your order history/favorite drink makes reordering easy.</text:p>
      <text:p text:style-name="P1"><text:span text:style-name="T1">- Most coffee shops </text:span><text:span text:style-name="T6">also </text:span><text:span text:style-name="T1">sell non-coffee drinks and pastries.</text:span></text:p>
      <text:p text:style-name="P6">- Many coffee shops develop new drinks routinely and offer seasonal drinks. </text:p>
      <text:p text:style-name="P6"><text:s/></text:p>
      <text:h text:style-name="P16" text:outline-level="5">What do we not know</text:h>
      <text:p text:style-name="P6">- Is there a geographic difference in coffee consumption?</text:p>
      <text:p text:style-name="P6">- Who is the most likely to use an app to order coffee? <text:s/>Who is the least likely to use it?</text:p>
      <text:p text:style-name="P1"><text:span text:style-name="T1">- What do customers want to see in addition to the menu on the app (e.g., option to edit/cancel the order after it is placed, </text:span><text:span text:style-name="T6">optional message to barista</text:span><text:span text:style-name="T1">)?</text:span></text:p>
      <text:p text:style-name="P6">- What makes people’s online shopping experience enjoyable?</text:p>
      <text:p text:style-name="P6">- How fast do people expect their order to be ready?</text:p>
      <text:p text:style-name="P9">- What do consumers think of the idea of using the app to pay for their order (i.e., payment method: credit card/gift card)?</text:p>
      <text:p text:style-name="P12">- What questions/concerns do coffeehouses have about such an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ndalus" svg:font-family="Andalus" style:font-adornments="Regular" style:font-family-generic="roman" style:font-pitch="variable"/>
    <style:font-face style:name="Times New Roman" svg:font-family="'Times New Roman'" style:font-family-generic="roman"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ndalu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ahoma"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18:11:03.78</meta:creation-date>
    <dc:date>2013-01-20T15:38:31.28</dc:date>
    <meta:editing-duration>PT3H16S</meta:editing-duration>
    <meta:editing-cycles>5</meta:editing-cycles>
    <meta:generator>LibreOffice/3.6$Windows_x86 LibreOffice_project/2ef5aff-a6fb0ff-166bdff-cf087ad-0f1389</meta:generator>
    <meta:document-statistic meta:table-count="0" meta:image-count="0" meta:object-count="0" meta:page-count="4" meta:paragraph-count="64" meta:word-count="1186" meta:character-count="7258" meta:non-whitespace-character-count="6125"/>
  </office:meta>
</office:document-meta>
</file>